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font height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w/h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4]/[.C4]" office:value-type="float" office:value="0.8">
            <text:p>0.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B5]/[.C5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6]/[.C6]" office:value-type="float" office:value="0.8">
            <text:p>0.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B7]/[.C7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e</text:p>
          </table:table-cell>
          <table:table-cell table:number-columns-repeated="2" office:value-type="float" office:value="10">
            <text:p>10</text:p>
          </table:table-cell>
          <table:table-cell table:formula="of:=[.B8]/[.C8]" office:value-type="float" office:value="1">
            <text:p>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9]/[.C9]" office:value-type="float" office:value="0.5">
            <text:p>0.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B10]/[.C10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B11]/[.C11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B12]/[.C12]"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13]/[.C13]" office:value-type="float" office:value="0.222222222222222">
            <text:p>0.2222222222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B14]/[.C14]"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[.B15]/[.C15]" office:value-type="float" office:value="1.4">
            <text:p>1.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16]/[.C16]" office:value-type="float" office:value="0.8">
            <text:p>0.8</text:p>
          </table:table-cell>
        </table:table-row>
        <table:table-row table:style-name="ro1">
          <table:table-cell office:value-type="string">
            <text:p>o</text:p>
          </table:table-cell>
          <table:table-cell table:number-columns-repeated="2" office:value-type="float" office:value="10">
            <text:p>10</text:p>
          </table:table-cell>
          <table:table-cell table:formula="of:=[.B17]/[.C17]"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B18]/[.C18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B19]/[.C19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B20]/[.C20]" office:value-type="float" office:value="0.6">
            <text:p>0.6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21]/[.C21]" office:value-type="float" office:value="0.7">
            <text:p>0.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B22]/[.C22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23]/[.C23]" office:value-type="float" office:value="0.8">
            <text:p>0.8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24]/[.C24]" office:value-type="float" office:value="1.1">
            <text:p>1.1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B25]/[.C25]" office:value-type="float" office:value="1.3">
            <text:p>1.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[.B26]/[.C26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27]/[.C27]" office:value-type="float" office:value="0.8">
            <text:p>0.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28]/[.C2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B29]/[.C2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30]/[.C30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31]/[.C31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32]/[.C32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33]/[.C33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34]/[.C34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35]/[.C35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B36]/[.C36]" office:value-type="float" office:value="0.153846153846154">
            <text:p>0.1538461538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[.B37]/[.C37]" office:value-type="float" office:value="0.294117647058823">
            <text:p>0.2941176471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38]/[.C38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39]/[.C39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40]/[.C40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41]/[.C41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42]/[.C42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B43]/[.C43]" office:value-type="float" office:value="0.8">
            <text:p>0.8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44]/[.C44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B45]/[.C45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46]/[.C46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47]/[.C47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48]/[.C4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B49]/[.C49]" office:value-type="float" office:value="1.38461538461538">
            <text:p>1.3846153846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50]/[.C50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B51]/[.C51]" office:value-type="float" office:value="0.846153846153846">
            <text:p>0.84615384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4:.B51])" office:value-type="float" office:value="9.125">
            <text:p>9.125</text:p>
          </table:table-cell>
          <table:table-cell table:formula="of:=AVERAGE([.C4:.C51])" office:value-type="float" office:value="12.7083333333333">
            <text:p>12.7083333333</text:p>
          </table:table-cell>
          <table:table-cell table:formula="of:=AVERAGE([.D4:.D51])" office:value-type="float" office:value="0.739786384639326">
            <text:p>0.73978638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53]/18" office:value-type="float" office:value="0.506944444444444">
            <text:p>0.506944444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12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2:35:42</meta:creation-date>
    <dc:date>2011-12-05T12:53:34</dc:date>
    <meta:editing-duration>PT8M1S</meta:editing-duration>
    <meta:editing-cycles>2</meta:editing-cycles>
    <meta:generator>OpenOffice.org/3.3$Linux OpenOffice.org_project/330m20$Build-9567</meta:generator>
    <meta:document-statistic meta:table-count="3" meta:cell-count="201" meta:object-count="0"/>
  </office:meta>
</office:document-meta>
</file>